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4.525625cm" style:use-optimal-column-width="true"/>
    </style:style>
    <style:style style:name="co2" style:family="table-column">
      <style:table-column-properties fo:break-before="auto" style:column-width="9.286875cm"/>
    </style:style>
    <style:style style:name="co3" style:family="table-column">
      <style:table-column-properties fo:break-before="auto" style:column-width="5.371041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10.239375cm"/>
    </style:style>
    <style:style style:name="co8" style:family="table-column">
      <style:table-column-properties fo:break-before="auto" style:column-width="7.72583333333333cm"/>
    </style:style>
    <style:style style:name="co9" style:family="table-column">
      <style:table-column-properties fo:break-before="auto" style:column-width="15.001875cm"/>
    </style:style>
    <style:style style:name="co10" style:family="table-column">
      <style:table-column-properties fo:break-before="auto" style:column-width="6.13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7.25pt" style:use-optimal-row-height="false" fo:break-before="auto"/>
    </style:style>
    <style:style style:name="ro5" style:family="table-row">
      <style:table-row-properties style:row-height="57pt" style:use-optimal-row-height="true" fo:break-before="auto"/>
    </style:style>
    <style:style style:name="ro6" style:family="table-row">
      <style:table-row-properties style:row-height="171pt" style:use-optimal-row-height="true" fo:break-before="auto"/>
    </style:style>
    <style:style style:name="ro7" style:family="table-row">
      <style:table-row-properties style:row-height="199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im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Task</text:p>
          </table:table-cell>
          <table:table-cell office:value-type="string" table:style-name="ce2">
            <text:p>Datum</text:p>
          </table:table-cell>
          <table:table-cell office:value-type="string" table:style-name="ce2">
            <text:p>Zeitaufwand in min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Read Requirement document - define requirements</text:p>
          </table:table-cell>
          <table:table-cell office:value-type="string" table:style-name="ce3">
            <text:p>02.01.2021</text:p>
          </table:table-cell>
          <table:table-cell office:value-type="float" office:value="15" table:style-name="ce3">
            <text:p>15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Create github repo for the setup project and commit protocoll</text:p>
          </table:table-cell>
          <table:table-cell office:value-type="string" table:style-name="ce1">
            <text:p>02.01.202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Read tutorial about docker compose and setup postgress in docker-compose.yml</text:p>
          </table:table-cell>
          <table:table-cell office:value-type="string" table:style-name="ce1">
            <text:p>04.01.202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Create Camunda Spring Boot app and start with dependency postgres db</text:p>
          </table:table-cell>
          <table:table-cell office:value-type="string" table:style-name="ce1">
            <text:p>04.01.2021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Write automation script for current setup</text:p>
          </table:table-cell>
          <table:table-cell office:value-type="string" table:style-name="ce1">
            <text:p>05.01.202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Create three VMs with Docker compose / Define depends_on and add build / compose to startup script</text:p>
          </table:table-cell>
          <table:table-cell office:value-type="string" table:style-name="ce1">
            <text:p>05.01.202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Read documentation / Create Postman Collection / Investigate Camunda Rest API</text:p>
          </table:table-cell>
          <table:table-cell office:value-type="string" table:style-name="ce1">
            <text:p>06.01.2021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Implement JPA-09, add volume to docker compose, mnt/share path. Create default process file</text:p>
          </table:table-cell>
          <table:table-cell office:value-type="string" table:style-name="ce1">
            <text:p>08.01.2021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Extend shell script to upload initial process file and fix networking issue. Completed task JPA-09 and JPA-08 - Implemented Rest Api<text:s/></text:p>
          </table:table-cell>
          <table:table-cell office:value-type="string" table:style-name="ce1">
            <text:p>09.01.2021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Implement JPA-07, encountered some problems with my bpmn file, works fine now</text:p>
          </table:table-cell>
          <table:table-cell office:value-type="string" table:style-name="ce1">
            <text:p>09.01.2021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number-rows-repeated="2" table:style-name="ro3">
          <table:table-cell table:number-columns-repeated="16384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number-rows-repeated="1048562" table:style-name="ro3">
          <table:table-cell table:number-columns-repeated="16384"/>
        </table:table-row>
      </table:table>
      <table:table table:name="Requirement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4" table:number-columns-repeated="1019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4">
            <text:p>Ticket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Referenc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PA-01</text:p>
          </table:table-cell>
          <table:table-cell office:value-type="string" table:style-name="ce3">
            <text:p>Create protocoll</text:p>
          </table:table-cell>
          <table:table-cell table:style-name="ce1"/>
          <table:table-cell office:value-type="string" table:style-name="ce3">
            <text:p>In Progress</text:p>
          </table:table-cell>
          <table:table-cell office:value-type="string" table:style-name="ce5">
            <text:p><text:a xlink:href="https://github.com/barblin/camunda-alanda-setup/blob/develop/README.md">https://github.com/barblin/camunda-alanda-setup/blob/develop/README.md</text:a>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PA-02</text:p>
          </table:table-cell>
          <table:table-cell office:value-type="string" table:style-name="ce3">
            <text:p>Github Repo erstellen</text:p>
          </table:table-cell>
          <table:table-cell table:style-name="ce1"/>
          <table:table-cell office:value-type="string" table:style-name="ce3">
            <text:p>Done</text:p>
          </table:table-cell>
          <table:table-cell office:value-type="string" table:style-name="ce5">
            <text:p><text:a xlink:href="https://github.com/barblin/camunda-alanda-setup">https://github.com/barblin/camunda-alanda-setup</text:a>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PA-03</text:p>
          </table:table-cell>
          <table:table-cell office:value-type="string" table:style-name="ce3">
            <text:p>Create three VMs with Docker compose</text:p>
          </table:table-cell>
          <table:table-cell table:style-name="ce1"/>
          <table:table-cell office:value-type="string" table:style-name="ce3">
            <text:p>Done</text:p>
          </table:table-cell>
          <table:table-cell office:value-type="string" table:style-name="ce5">
            <text:p><text:a xlink:href="https://github.com/barblin/camunda-alanda-setup">https://github.com/barblin/camunda-alanda-setup</text:a>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PA-04</text:p>
          </table:table-cell>
          <table:table-cell office:value-type="string" table:style-name="ce3">
            <text:p>Create VM with Postgres DB</text:p>
          </table:table-cell>
          <table:table-cell table:style-name="ce1"/>
          <table:table-cell office:value-type="string" table:style-name="ce3">
            <text:p>Done</text:p>
          </table:table-cell>
          <table:table-cell office:value-type="string" table:style-name="ce5">
            <text:p><text:a xlink:href="https://github.com/barblin/camunda-alanda-setup/blob/develop/docker-compose.yml">https://github.com/barblin/camunda-alanda-setup/blob/develop/docker-compose.yml</text:a>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JPA-05</text:p>
          </table:table-cell>
          <table:table-cell office:value-type="string" table:style-name="ce3">
            <text:p>Create Camunda Spring Boot app</text:p>
          </table:table-cell>
          <table:table-cell table:style-name="ce1"/>
          <table:table-cell office:value-type="string" table:style-name="ce3">
            <text:p>Done</text:p>
          </table:table-cell>
          <table:table-cell office:value-type="string" table:style-name="ce5">
            <text:p><text:a xlink:href="https://github.com/barblin/camunda-alanda-setup/tree/develop/com.alanda.camunda.services">https://github.com/barblin/camunda-alanda-setup/tree/develop/com.alanda.camunda.services</text:a>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JPA-06</text:p>
          </table:table-cell>
          <table:table-cell office:value-type="string" table:style-name="ce3">
            <text:p>Integration Test DB &lt;-&gt; Camunda Service</text:p>
          </table:table-cell>
          <table:table-cell office:value-type="string" table:style-name="ce6">
            <text:p>Use Feature "Cockpit &amp; get</text:p>
            <text:p>query results" to test if</text:p>
            <text:p>Camunda Engine + Service</text:p>
            <text:p>communicate properly with the DB.</text:p>
          </table:table-cell>
          <table:table-cell office:value-type="string" table:style-name="ce3">
            <text:p>Done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">
            <text:p>JPA-07</text:p>
          </table:table-cell>
          <table:table-cell office:value-type="string" table:style-name="ce6">
            <text:p>Feature: A customer wants to browse the get</text:p>
            <text:p>query results via browser to see how many</text:p>
            <text:p>successful camunda processes have been</text:p>
            <text:p>executed</text:p>
          </table:table-cell>
          <table:table-cell office:value-type="string" table:style-name="ce6">
            <text:p>Fully implement and test feature and</text:p>
            <text:p>create integration test to verify.</text:p>
            <text:p>Addtional Information:</text:p>
            <text:p/>
            <text:p>Das Service soll eine DB-Query</text:p>
            <text:p>absetzen (z.B. Zähle alle bisher</text:p>
            <text:p>durchlaufenen Camunda Prozesse)</text:p>
            <text:p>&amp; das Ergebnis inkl. Timestamp</text:p>
            <text:p>in-memory (Liste) speichern.</text:p>
            <text:p>Der Aufruf des REST-Endpoints (c)</text:p>
            <text:p>soll den Inhalt des Caches als</text:p>
            <text:p>JSON zurückliefern</text:p>
          </table:table-cell>
          <table:table-cell office:value-type="string" table:style-name="ce3">
            <text:p>Don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JPA-08</text:p>
          </table:table-cell>
          <table:table-cell office:value-type="string" table:style-name="ce3">
            <text:p>Java Spring Boot App with example rest API</text:p>
          </table:table-cell>
          <table:table-cell table:style-name="ce1"/>
          <table:table-cell office:value-type="string" table:style-name="ce3">
            <text:p>Done</text:p>
          </table:table-cell>
          <table:table-cell table:number-columns-repeated="16380" table:style-name="ce1"/>
        </table:table-row>
        <table:table-row table:style-name="ro7">
          <table:table-cell office:value-type="string" table:style-name="ce1">
            <text:p>JPA-09</text:p>
          </table:table-cell>
          <table:table-cell office:value-type="string" table:style-name="ce6">
            <text:p>Feature: A customer wants to be able to deploy</text:p>
            <text:p>a new process via local file to camunda</text:p>
          </table:table-cell>
          <table:table-cell office:value-type="string" table:style-name="ce6">
            <text:p>Fully implement and test feature and</text:p>
            <text:p>create integration test to verify.</text:p>
            <text:p>Addtional Information:</text:p>
            <text:p/>
            <text:p>Ziel ist, dass nach Start der</text:p>
            <text:p>Applikation in der "leeren"</text:p>
            <text:p>Camunda-Instanz ein neuer Prozess</text:p>
            <text:p>angelegt ist. Wenn dieser nun via</text:p>
            <text:p>Camunda Cockpit gestartet wird,</text:p>
            <text:p>ist nach Durchlaufen des Prozesses</text:p>
            <text:p>durch den REST-Endpoint (c) vom</text:p>
            <text:p>Container "Camunda-Instanz" das</text:p>
            <text:p>Ergebnis des Service-Calls nachlesbar.</text:p>
            <text:p/>
          </table:table-cell>
          <table:table-cell office:value-type="string" table:style-name="ce3">
            <text:p>Done</text:p>
          </table:table-cell>
          <table:table-cell office:value-type="string" table:style-name="ce5">
            <text:p><text:a xlink:href="https://github.com/barblin/camunda-alanda-setup/blob/develop/com.alanda.process.services/src/main/java/com/alanda/process/service/controller/FileController.java">https://github.com/barblin/camunda-alanda-setup/blob/develop/com.alanda.process.services/src/main/java/com/alanda/process/service/controller/FileController.java</text:a>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PA-10</text:p>
          </table:table-cell>
          <table:table-cell office:value-type="string" table:style-name="ce3">
            <text:p>Test with git bash</text:p>
          </table:table-cell>
          <table:table-cell table:style-name="ce1"/>
          <table:table-cell office:value-type="string" table:style-name="ce3">
            <text:p>Don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JPA-11</text:p>
          </table:table-cell>
          <table:table-cell office:value-type="string" table:style-name="ce3">
            <text:p>Write setup guide</text:p>
          </table:table-cell>
          <table:table-cell table:style-name="ce1"/>
          <table:table-cell office:value-type="string" table:style-name="ce3">
            <text:p>Open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JPA-12</text:p>
          </table:table-cell>
          <table:table-cell office:value-type="string" table:style-name="ce3">
            <text:p>Test on linux environment</text:p>
          </table:table-cell>
          <table:table-cell table:style-name="ce1"/>
          <table:table-cell office:value-type="string" table:style-name="ce3">
            <text:p>Open</text:p>
          </table:table-cell>
          <table:table-cell table:number-columns-repeated="16380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Sheet3" table:style-name="ta1">
        <table:table-column table:style-name="co10" table:default-cell-style-name="ce1"/>
        <table:table-column table:style-name="co4" table:number-columns-repeated="1023" table:default-cell-style-name="ce1"/>
        <table:table-column table:style-name="co5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dc:creator>Johannes Preisinger</dc:creator>
    <dc:date>2021-01-10T20:33:37Z</dc:date>
  </office:meta>
</office:document-meta>
</file>